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/text:p>
      <text:p text:style-name="P13">Q 6 : How to add <text:s/>single comment in JavaScript ?</text:p>
      <text:p text:style-name="P14">Ans: //This is a comment.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<text:span text:style-name="T21">Ans:</text:span><text:s/><text:span text:style-name="T22">Helps in executing one or more statements up to a<text:s/></text:span><text:span text:style-name="T23">desired number of times.</text:span></text:p>
      <text:p text:style-name="P24">Q 10: Name different types of Loops in JavaScript ?</text:p>
      <text:p text:style-name="P25">Ans: 1. While … <text:s text:c="2"/>2.Do While … 3. For…. 4. For….in <text:s text:c="2"/>5. For…of.</text:p>
      <text:p text:style-name="P26">Q 11: How to declare for loop in JavaScript ?</text:p>
      <text:p text:style-name="P27">Ans:<text:s/>for (let i = 0; i &lt; 5; i++) {</text:p>
      <text:p text:style-name="P28"><text:s text:c="2"/>text += "The number is " + i + "&lt;br&gt;";</text:p>
      <text:p text:style-name="P29">}</text:p>
      <text:p text:style-name="P30"/>
      <text:p text:style-name="P31">Q 12: How many ways can you print output in JavaScript?</text:p>
      <text:p text:style-name="P32">Ans:</text:p>
      <text:p text:style-name="P33">Q<text:s/>13 : How to add Multi-Line Comments in JavaScript ?</text:p>
      <text:p text:style-name="P34">Ans:</text:p>
      <text:p text:style-name="P35">Q 14: <text:s/>How to select an element from HTML by ID using JavaScript ? <text:s/></text:p>
      <text:p text:style-name="P36">Ans :</text:p>
      <text:p text:style-name="P37">Q 15: <text:s/>Write down JavaScript comparison operators ?</text:p>
      <text:p text:style-name="P38">Ans :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30:00Z</meta:creation-date>
    <dc:date>2021-10-11T18:51:00Z</dc:date>
    <meta:template xlink:href="Normal" xlink:type="simple"/>
    <meta:editing-cycles>9</meta:editing-cycles>
    <meta:editing-duration>PT720S</meta:editing-duration>
    <meta:document-statistic meta:page-count="1" meta:paragraph-count="2" meta:word-count="186" meta:character-count="1247" meta:row-count="8" meta:non-whitespace-character-count="1063"/>
  </office:meta>
</office:document-meta>
</file>